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stęp</text:h>
      <text:p text:style-name="Text_20_body">Dzień dobry, nazywam się Maciej Stefańczyk. Przedstawię moją pracę magisterką, której tematem jest „Wykorzystanie informacji z kamery 3D do nawigacji robota mobilnego”.</text:p>
      <text:p text:style-name="Text_20_body">Na początku powiem co było powodem powstania tej pracy i przedstawię jej cel, następnie przybliżę krótko istniejące metody pozyskiwania trójwymiarowego obrazu sceny. Później przejdę do omówienia stworzonego systemu nawigacji oraz przeprowadzonych eksperymentów. Prezentację zakończę krótkimi wnioskami.</text:p>
      <text:h text:style-name="Heading_20_1" text:outline-level="1">Wprowadzenie</text:h>
      <text:p text:style-name="Text_20_body">Jednym z podstawowych wymagań przy nawigacji robota mobilnego jest sprawne wykrywanie przeszkód w jego otoczeniu. Przy wykorzystaniu klasycznych czujników, takich jak dalmierze i skanery laserowe łatwo przeoczyć niektóre z nich, ciężko też wykrywać nagłe spadki terenu bez dedykowanych do tego sensorów. Drugim, odrębnym niejako problemem jest metodologia testowania złożonych systemów robotycznych. Łatwo przetestować poszczególne algorytmy, jednak ich kompozycja sprawia często wiele problemów. Należy wziąć pod uwagę przede wszystkim bezpieczeństwo w czasie testów oraz możliwość sprawnego doboru parametrów systemu.</text:p>
      <text:p text:style-name="Text_20_body">W związku z wymienionymi problemami powstała koncepcja wykorzystania sensorów dających pełny, trójwymiarowy obraz sceny wokół robota. Należało zbadać istniejące rozwiązania i wybrać odpowiednie, a także stworzyć specjalizowane metody wykrywania różnego rodzaju przeszkód. Wybraną metodę obrazowania należało zawrzeć w stworzonym także w ramach tej pracy systemie nawigacji, będącym gotową platformą eksperymentalną, o modułowej budowie, łatwą do późniejszego wykorzystania w innych projektach.</text:p>
      <text:h text:style-name="Heading_20_1" text:outline-level="1">Wykorzystanie kamery 3D</text:h>
      <text:p text:style-name="Text_20_body">Teraz przejdę do opisu źródeł pozyskiwania trójwymiarowego obrazu otoczenia robota. Najpierw omówię kilka dostępnych rozwiązań, następnie przedstawię porównanie dwóch z nich i uzasadnię wybór wybranego urządzenia.</text:p>
      <text:p text:style-name="Text_20_body">W celu akwizycji trójwymiarowego obrazu sceny można zastosować jedno z kilku typów rozwiązań. Stosunkowo najprostsze ze względu na wykorzystanie czujników zazwyczaj dostępnych na robotach jest ich montaż na ruchomych głowicach i sekwencyjne skanowanie otoczenia. Bardzo popularna jest stereowizja, wymagająca zastosowania jedynie dwóch kamer i odpowiedniego algorytmu dopasowania obrazów. Rozwiązaniem dającym dobre pokrycie mapy głębi, ale bardzo drogim są kamery mierzące czas powrotu wyemitowanej wiązki światła. Inną metodą, zdecydowanie tańszą, również wykorzystującą dodatkowy rzutnik jest wykorzystanie światła strukturalnego i generowanie map głębi na podstawie deformacji rzutowanego wzorca.</text:p>
      <text:p text:style-name="Text_20_body">Z przedstawionych rozwiązań wybrano dwa – stereowizję oraz światło strukturalne (wykorzystując sensor Kinect firmy Microsoft). Na slajdzie przedstawione są wyniki pomiarów na kilku scenach testowych, z zaznaczoną kluczową ramką zawierającą odtworzoną mapę głębi. Widać, że w wypadku stereowizji pokrycie jest zdecydowanie mniejsze, widać też problem z detekcją jednolitej tablicy. Problemem jest też szybkość działania mniejsza ponad trzykrotnie. W związku z działaniem robota jedynie w przestrzeniach zamkniętych, do dalszej realizacji został wybrany sensor Kinect.</text:p>
      <text:h text:style-name="Heading_20_1" text:outline-level="1">Zrealizowany system nawigacji</text:h>
      <text:p text:style-name="Text_20_body">Teraz przejdę do omówienia zrealizowanego systemu nawigacji robota.</text:p>
      <text:p text:style-name="Text_20_body">Całe zadanie zostało podzielone na odrębne moduły (pokazane schematycznie na rysunku), z dzięki czemu zmniejszono zależności wewnętrzne w systemie, a wymiana poszczególnych elementów jest łatwa. Zastosowano część elementów już istniejących w systemie sterowania robotów ROS (w <text:soft-page-break/>szczególności niektóre algorytmy nawigacji), wiele modułów zostało też stworzonych od podstaw (jak chociażby filtrowanie danych 3D, sterowanie bazą jezdną robota czy diagnostyka jego podzespołów).</text:p>
      <text:p text:style-name="Text_20_body">Sam podsystem nawigacji podzielony jest na kilka głównych składników – moduły planowania trasy, lokalizacji, akwizycji danych z sensorów czy rozwiązywania sytuacji wyjątkowych są łatwo wymienne zwiększając elastyczność zastosowań. Dodatkowo jasno określone interfejsy poszczególnych modułów ułatwiają ich powtórne wykorzystanie i podmianę.</text:p>
      <text:p text:style-name="Text_20_body">Moduł lokalizacji opera się o dostarczoną do systemu zgrubna mapę otoczenia, odczyty z odometrii robota oraz ze stworzonego modułu żyroskopowego. Na podstawie danych z sensorów tworzone są lokalne mapy zajętości wokół robota. Po przefiltrowaniu odebranych danych i wykryciu np. Spadków terenu w kolejnym kroku usuwane są przeszkody, które zniknęły z aktualnego pola widzenia robota, a następnie aktualizowana jest informacja o tych wykrywanych przez sensory. W przypadku wykrycia zakleszczenia uruchamiane są zachowania ratunkowe.</text:p>
      <text:p text:style-name="Text_20_body">Mapa otoczenia może być też wykorzystana do planowania globalnej ścieżki dojazdu do celu, która wyliczana jest off-line, zanim robot ruszy z miejsca. Po jej wyznaczeniu wyznaczane są lokalne trajektorie mające na celu śledzenie ścieżki globalnej z uwzględnieniem kinematyki i możliwości ruchowych robota, a także mając na uwadze wykryte przeszkody.</text:p>
      <text:h text:style-name="Heading_20_1" text:outline-level="1">Eksperymenty</text:h>
      <text:p text:style-name="Text_20_body">Stworzony system należało przetestować, przedstawię więc teraz procedurę testowania a także przeprowadzone eksperymenty.</text:p>
      <text:p text:style-name="Text_20_body">Pierwszym etapem testów po stworzeniu modułów nawigacji było uruchomienie robota w systemie Gazebo, gdzie wstępnie dobrano parametry algorytmów nawigacji i dokonano ogólnego sprawdzenia poprawności przyjętych założeń. Problemem jest trudność symulacji rzeczywistych parametrów różnych czujników, dokładne odwzorowanie środowiska oraz jego wpływu na robota (w szczególności takich zachowań jak np. niekontrolowane poślizgi).</text:p>
      <text:p text:style-name="Text_20_body">W związku z tym konieczne jest przeprowadzenie drugiego etapu testów, w warunkach stosunkowo bezpiecznych i kontrolowanych przez operatora, np. w zamkniętym pomieszczeniu z zastosowaniem kartonów jako przeszkody. Dzięki temu możliwe jest ostateczne dobranie parametrów konfiguracyjnych, a algorytmy testowane są już na docelowej platformie sprzętowej. Na tym etapie należy jednak mieć na uwadze możliwe niebezpieczeństwa, a więc np. ograniczyć jego maksymalna prędkość.</text:p>
      <text:p text:style-name="Text_20_body">Po tych etapach przyszedł czas na uruchomienie robota w docelowym środowisku, a więc w pomieszczeniu biurowym, gdzie konfiguracja przeszkód była nieznana ii ulegała częstym zmianom. W obszarze działania robota znajdowali się także inni ludzie, którzy często w sposób celowy wpływali na jego działania. Dzięki temu możliwe było ostateczne potwierdzenie prawidłowości dobranych parametrów i zastosowanych algorytmów.</text:p>
      <text:h text:style-name="Heading_20_1" text:outline-level="1">Podsumowanie</text:h>
      <text:p text:style-name="Text_20_body">Podsumowując – wykorzystanie trójwymiarowych danych o otoczeniu daje wiele korzyści – robot podczas eksperymentów omijał przeszkody niewykrywalne przez dotychczasowe czujniki, był też w stanie stwierdzić obecność spadku terenu. Niestety, wiąże się to ze zwiększeniem wymagań co do mocy obliczeniowej – przetwarzana jest dużo większa liczba punktów w każdym pomiarze.</text:p>
      <text:p text:style-name="Text_20_body">Stworzona platforma eksperymentalna cechuje się elastycznością (łatwe przystosowanie do wielu typów sensorów, przeprowadzano też udane eksperymenty z usuwaniem niektórych modułów). Jej uniwersalność i niezawodność sprawia, że można ją w łatwy sposób przenieść na inne platformy robotyczne.</text:p>
      <text:p text:style-name="Text_20_body"><text:soft-page-break/>W szczególności moga być to różnego rodzaju roboty usługowe, mobilne platformy telekonferencyjne czy inne, działające we wspólnym obszarze z ludźmi.</text:p>
      <text:p text:style-name="Text_20_body">Perspektywy rozwoju samego robota Elektron, który był bazą sprzętową w przeprowadzanych eksperymentach, skupiają się na sukcesywnym zwiększaniu możliwości dawanych przez jego elektronikę, rozszerzaniu jego zestawu sensorów, a także uruchomieniu kilku robotów współpracujących przy wykonaniu jednego zadania.</text:p>
      <text:p text:style-name="Text_20_body">Dziękuję za uwagę. Czy są jakieś pytania?</text:p>
      <text:p text:style-name="P1">Pierwszą metodą jest wykorzystanie tradycyjnych czujników odległości umieszczonych na ruchomych głowicach i sekwencyjne skanowanie otoczenia. Dzięki temu przetwarzanie danych jest dość łatwe (dane przychodzą w postaci pojedynczych zeskanowanych płaszczyzn, łatwo wykrywać odcinki proste), a same czujniki najczęściej są i tak obecne na robotach mobilnych. Problemem jest mała szybkość działania, a w związku z tym wymagane jest możliwie statyczne środowisko (ruch przeszkód może powodować zakłamanie odczytów).</text:p>
      <text:p text:style-name="Text_20_body">Kolejną metodą, stosowaną na szeroką skalę, jest stereowizja. Dzięki korelacji obrazu z dwóch (lub więcej) kamer i porównaniu położenia tych samych punktów w każdym z nich możliwe jest odtworzenie ich współrzędnych w przestrzeni. Do działania wymagane są dwie klasyczne kamery, a więc rozwiązanie jest łatwo dostępne na każdym robocie. Bardzo dobrze spisuje się na obszarach otwartych, gdzie można wyznaczyć dużo punktów charakterystycznych. Gorzej spisuje się w pomieszczeniach, gdzie duże, jednolite powierzchnie są słabo wykrywane.</text:p>
      <text:p text:style-name="Text_20_body">Kolejna z metod polega na pomiarze czasu powrotu światła wyemitowanego przez nadajnik. Na tej podstawie wyliczana jest odległość do poszczególnych fragmentów sceny. Kamery takie działają bardzo szybko (często powyżej 60 klatek na sekundę), jednak zwracana mapa głębi ma stosunkowo małą rozdzielczość. Dodatkowo są to urządzenia drogie (rzędu 5tys dolarów), a stosowanie wielu kamer na jednym robocie wymaga rozwiązania dodatkowych problemów z interferencją oświetlaczy.</text:p>
      <text:p text:style-name="Text_20_body">Ostatnią z branych pod uwage metod obrazowania było wykorzystanie światła strukturalnego. W tym przypadku mamy najczęściej jedną kamerę i projektor rzucający na scenę określony wzór. Analizując obraz i dopasowując poszczególne jego fragmenty do obrazu referencyjnego odtwarzana jest informacja o głębi. Stosując różne rodzaje wzorców można pracować zarówno ze scenami statycznymi jak i dynamicznymi, a wynikowa mapa głebi dobrze pokrywa oglądaną część sceny. W związku z koniecznością emisji światła, problemy pojawiają się przy pracy na dworze i w jasnym świet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499cm" fo:text-align="justify" style:justify-single-word="false" fo:text-indent="1cm" style:auto-text-indent="false"/>
      <style:text-properties fo:font-size="12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er" style:next-style-name="Text_20_body" style:default-outline-level="1" style:class="text" style:master-page-name="">
      <style:paragraph-properties fo:margin-top="0cm" fo:margin-bottom="0.199cm" style:page-number="auto"/>
      <style:text-properties style:font-name="Trebuchet MS" fo:font-size="13pt"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ciej Stefańczyk</meta:initial-creator>
    <meta:creation-date>2010-09-28T12:26:46</meta:creation-date>
    <dc:date>2011-09-07T00:12:37</dc:date>
    <dc:creator>Maciej Stefańczyk</dc:creator>
    <meta:editing-duration>PT04H27M48S</meta:editing-duration>
    <meta:editing-cycles>16</meta:editing-cycles>
    <meta:generator>OpenOffice.org/3.2$Unix OpenOffice.org_project/320m12$Build-9483</meta:generator>
    <meta:document-statistic meta:table-count="0" meta:image-count="0" meta:object-count="0" meta:page-count="4" meta:paragraph-count="31" meta:word-count="1229" meta:character-count="9566"/>
  </office:meta>
</office:document-meta>
</file>